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swiss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cm" fo:border="none"/>
      <style:text-properties fo:font-size="11pt"/>
    </style:style>
    <style:style style:name="P2" style:family="paragraph" style:parent-style-name="Standard">
      <style:paragraph-properties fo:text-align="justify" style:justify-single-word="false" fo:padding="0cm" fo:border="none"/>
      <style:text-properties fo:font-size="11pt"/>
    </style:style>
    <style:style style:name="P3" style:family="paragraph" style:parent-style-name="Text_20_body">
      <style:paragraph-properties fo:padding="0cm" fo:border="none"/>
      <style:text-properties fo:font-size="11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Table_20_Contents">
      <style:paragraph-properties fo:padding="0cm" fo:border="none"/>
      <style:text-properties fo:font-size="11pt"/>
    </style:style>
    <style:style style:name="P6" style:family="paragraph" style:parent-style-name="Table_20_Contents">
      <style:paragraph-properties fo:text-align="justify" style:justify-single-word="false" fo:padding="0cm" fo:border="none"/>
      <style:text-properties fo:font-size="11pt"/>
    </style:style>
    <style:style style:name="P7" style:family="paragraph" style:parent-style-name="Table_20_Contents">
      <style:text-properties fo:font-size="11pt"/>
    </style:style>
    <style:style style:name="P8" style:family="paragraph" style:parent-style-name="Table_20_Contents">
      <style:paragraph-properties fo:margin-left="8.001cm" fo:margin-right="0cm" fo:text-indent="0cm" style:auto-text-indent="false" fo:padding="0cm" fo:border="none"/>
    </style:style>
    <style:style style:name="P9" style:family="paragraph" style:parent-style-name="Table_20_Contents">
      <style:paragraph-properties fo:margin-left="8.001cm" fo:margin-right="0cm" fo:text-indent="0cm" style:auto-text-indent="false" fo:padding="0cm" fo:border="none"/>
      <style:text-properties fo:font-size="11pt"/>
    </style:style>
    <style:style style:name="P10" style:family="paragraph" style:parent-style-name="Forrest_3a__20_Source">
      <style:text-properties fo:font-size="11pt"/>
    </style:style>
    <style:style style:name="P11" style:family="paragraph" style:parent-style-name="Table_20_Contents">
      <style:paragraph-properties fo:margin-left="0cm" fo:margin-right="0cm" fo:text-align="end" style:justify-single-word="false" fo:text-indent="0cm" style:auto-text-indent="false" fo:padding="0cm" fo:border="none"/>
      <style:text-properties fo:font-size="11pt"/>
    </style:style>
    <style:style style:name="P12" style:family="paragraph" style:parent-style-name="Standard">
      <style:paragraph-properties fo:padding="0cm" fo:border="none"/>
      <style:text-properties fo:font-size="11pt"/>
    </style:style>
    <style:style style:name="P13" style:family="paragraph" style:parent-style-name="Standard">
      <style:paragraph-properties fo:text-align="center" style:justify-single-word="false" fo:padding="0cm" fo:border="none"/>
      <style:text-properties fo:font-size="11pt"/>
    </style:style>
    <style:style style:name="P14" style:family="paragraph" style:parent-style-name="Table_20_Contents">
      <style:paragraph-properties fo:padding="0cm" fo:border="none"/>
      <style:text-properties fo:font-size="11pt"/>
    </style:style>
    <style:style style:name="P15" style:family="paragraph" style:parent-style-name="Table_20_Contents" style:list-style-name="L1">
      <style:paragraph-properties fo:padding="0cm" fo:border="none"/>
      <style:text-properties fo:font-size="11pt"/>
    </style:style>
    <style:style style:name="P16" style:family="paragraph" style:parent-style-name="Table_20_Contents" style:list-style-name="L2">
      <style:paragraph-properties fo:padding="0cm" fo:border="none"/>
      <style:text-properties fo:font-size="11pt"/>
    </style:style>
    <style:style style:name="P17" style:family="paragraph" style:parent-style-name="Table_20_Contents" style:list-style-name="L3">
      <style:paragraph-properties fo:padding="0cm" fo:border="none"/>
      <style:text-properties fo:font-size="11pt"/>
    </style:style>
    <style:style style:name="P18" style:family="paragraph" style:parent-style-name="Table_20_Contents" style:list-style-name="L4">
      <style:paragraph-properties fo:padding="0cm" fo:border="none"/>
      <style:text-properties fo:font-size="11pt"/>
    </style:style>
    <style:style style:name="P19" style:family="paragraph" style:parent-style-name="Table_20_Contents" style:list-style-name="L5">
      <style:paragraph-properties fo:padding="0cm" fo:border="none"/>
      <style:text-properties fo:font-size="11pt"/>
    </style:style>
    <style:style style:name="P20" style:family="paragraph" style:parent-style-name="Table_20_Contents" style:list-style-name="L6">
      <style:paragraph-properties fo:padding="0cm" fo:border="none"/>
      <style:text-properties fo:font-size="11pt"/>
    </style:style>
    <style:style style:name="P21" style:family="paragraph" style:parent-style-name="Table_20_Contents" style:list-style-name="L7">
      <style:paragraph-properties fo:padding="0cm" fo:border="none"/>
      <style:text-properties fo:font-size="11pt"/>
    </style:style>
    <style:style style:name="P22" style:family="paragraph" style:parent-style-name="Table_20_Contents" style:list-style-name="L8">
      <style:paragraph-properties fo:padding="0cm" fo:border="none"/>
      <style:text-properties fo:font-size="11pt"/>
    </style:style>
    <style:style style:name="P23" style:family="paragraph" style:parent-style-name="Table_20_Contents" style:list-style-name="L9">
      <style:paragraph-properties fo:padding="0cm" fo:border="none"/>
      <style:text-properties fo:font-size="11pt"/>
    </style:style>
    <style:style style:name="P24" style:family="paragraph" style:parent-style-name="Table_20_Contents" style:list-style-name="L10">
      <style:paragraph-properties fo:padding="0cm" fo:border="none"/>
      <style:text-properties fo:font-size="11pt"/>
    </style:style>
    <style:style style:name="P25" style:family="paragraph" style:parent-style-name="Table_20_Contents" style:list-style-name="L11">
      <style:paragraph-properties fo:padding="0cm" fo:border="none"/>
      <style:text-properties fo:font-size="11pt"/>
    </style:style>
    <style:style style:name="P26" style:family="paragraph" style:parent-style-name="Table_20_Contents">
      <style:paragraph-properties fo:text-align="justify" style:justify-single-word="false" fo:padding="0cm" fo:border="none"/>
      <style:text-properties fo:font-size="11pt"/>
    </style:style>
    <style:style style:name="P27" style:family="paragraph" style:parent-style-name="Table_20_Contents">
      <style:paragraph-properties fo:text-align="center" style:justify-single-word="false" fo:padding="0cm" fo:border="none"/>
      <style:text-properties fo:font-size="11pt"/>
    </style:style>
    <style:style style:name="P28" style:family="paragraph" style:parent-style-name="Table_20_Contents">
      <style:paragraph-properties fo:text-align="start" style:justify-single-word="false" fo:padding="0cm" fo:border="none"/>
      <style:text-properties fo:font-size="11pt"/>
    </style:style>
    <style:style style:name="P29" style:family="paragraph" style:parent-style-name="Forrest_3a__20_Source">
      <style:text-properties fo:font-size="11pt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/>
    </style:style>
    <style:style style:name="T6" style:family="text">
      <style:text-properties fo:font-size="11pt" fo:font-style="italic"/>
    </style:style>
    <style:style style:name="T7" style:family="text">
      <style:text-properties style:font-name="DejaVu Sans Mono" style:font-name-asian="DejaVu Sans Mono" style:font-name-complex="DejaVu Sans Mono"/>
    </style:style>
    <style:style style:name="T8" style:family="text">
      <style:text-properties style:font-name="Times New Roman" style:font-name-asian="Arial Unicode MS" style:font-name-complex="Tahom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office:annotation><dc:date>2010-02-24T00:00:00</dc:date><text:p>start content</text:p></office:annotation>Copyright 2007 Carlos Domingo. Universidad de Los Andes, Venezuela. </text:p>
      <text:h text:style-name="Heading_20_1" text:outline-level="1">Conjuntos</text:h>
      <text:p text:style-name="Text_20_body"/>
      <text:p text:style-name="P2">1.- <text:s/>Una noción más básica que la del número es la de conjunto, pero es necesario discutirla y aclararla porque es la base de toda la Matemática. Trate de explicar que es un conjunto</text:p>
      <text:p text:style-name="P1"/>
      <text:p text:style-name="Forrest_3a__20_Source"/>
      <text:p text:style-name="Forrest_3a__20_Source"/>
      <text:p text:style-name="Forrest_3a__20_Source"/>
      <text:p text:style-name="Text_20_body"/>
      <text:p text:style-name="Text_20_body">2.- <text:span text:style-name="T5">ara indicar un conjunto se escriben sus elementos entre {}, así el conjunto A de los números enteros entre -3 y 4 ambos incluidos es: </text:span></text:p>
      <text:p text:style-name="P5">A = { </text:p>
      <text:p text:style-name="Forrest_3a__20_Source"/>
      <text:p text:style-name="P5"><text:s/>} </text:p>
      <text:p text:style-name="P5"/>
      <text:p text:style-name="P5">El conjunto P de los planetas del sistema solar es: <text:s/>P = { </text:p>
      <text:p text:style-name="Forrest_3a__20_Source"/>
      <text:p text:style-name="Forrest_3a__20_Source"/>
      <text:p text:style-name="P5">} </text:p>
      <text:p text:style-name="P5"><text:line-break/>El orden no interesa {a,b} = { <text:s text:c="6"/>} </text:p>
      <text:p text:style-name="P3"><text:line-break/>3- <text:s/>Según lo anterior el conjunto queda definido cuando se indican todos sus elementos. ¿Puede siempre definirse así? _____ <text:s/>Indique dos conjuntos que no pueden definirse de esta manera. </text:p>
      <text:p text:style-name="Forrest_3a__20_Source"/>
      <text:p text:style-name="Forrest_3a__20_Source"/>
      <text:p text:style-name="Forrest_3a__20_Source"/>
      <text:p text:style-name="Text_20_body"/>
      <text:p text:style-name="P5">Indique otra manera de definir conjuntos: </text:p>
      <text:p text:style-name="Forrest_3a__20_Source"/>
      <text:p text:style-name="Forrest_3a__20_Source"/>
      <text:p text:style-name="Forrest_3a__20_Source"/>
      <text:p text:style-name="Forrest_3a__20_Source"/>
      <text:p text:style-name="Text_20_body"/>
      <text:p text:style-name="P4">4.-<text:span text:style-name="T5"> Los componentes de un conjunto se llaman </text:span><text:span text:style-name="T6">elementos</text:span><text:span text:style-name="T5"> y se dicen que </text:span><text:span text:style-name="T6">pertenecen</text:span><text:span text:style-name="T5"> al conjunto. La relación “pertenece a” se indica ∈. <text:s/>Así si: A= {a, z, ⊙, *, △ , ❒} entonces ❒ _____ A. <text:s/>La idea de pertenecer , como la de conjunto es una idea intuitiva básica. "No pertenece" se indica ∉ o ∈'. <text:s/>_____ ∉ A </text:span></text:p>
      <text:p text:style-name="P6"><text:line-break/>5.- La manera usual de definir un conjunto es dar una regla tal que para todo objeto pueda decirse si pertenece o no al conjunto. Ejemplo: </text:p>
      <text:p text:style-name="Forrest_3a__20_Source"/>
      <text:p text:style-name="Forrest_3a__20_Source"/>
      <text:p text:style-name="P3"><text:line-break/>6.- La forma anterior de definir se expresa así formalmente: <text:s/>Sea P(x) una función proposicional con sentido (puede ser sólo V ó F) para todo objeto x. Queda definido entonces el conjunto A de todas las x que hacen verdadera P(x). <text:s/>Así si P(x) es x &gt; 10 esto define al conjunto de los números mayores que 10. </text:p>
      <text:p text:style-name="P5"><text:soft-page-break/>Se indica así: <text:s/>A = {x | x &gt; 10} donde: <text:s/>= significa "es" <text:s/>{ significa "el conjunto de todos los " <text:s/>| significa "tales que". </text:p>
      <text:p text:style-name="P5"/>
      <text:p text:style-name="Forrest_3a__20_Warning">Veremos que esta manera simple de definir conjuntos lleva a ciertas paradojas. </text:p>
      <text:p text:style-name="Text_20_body"/>
      <text:p text:style-name="P5"><text:line-break/>8.- Definir con una expresión formal los siguientes conjuntos: </text:p>
      <text:p text:style-name="P5"/>
      <text:p text:style-name="P5">a. Números enteros entre -6 y + 50 (incluidos ambos) </text:p>
      <text:p text:style-name="Forrest_3a__20_Source"/>
      <text:p text:style-name="Forrest_3a__20_Source"/>
      <text:p text:style-name="P5"><text:line-break/>b. Números enteros divisibles por 3 </text:p>
      <text:p text:style-name="Forrest_3a__20_Source"/>
      <text:p text:style-name="P5"><text:line-break/>c. Números fraccionarios entre 2/3 y 1 </text:p>
      <text:p text:style-name="Forrest_3a__20_Source"/>
      <text:p text:style-name="P5"><text:line-break/>d. Puntos del plano cartesiano que están a distancia 5 del origen</text:p>
      <text:p text:style-name="P10"/>
      <text:p text:style-name="P5"><text:line-break/>e. Alumnos de la ULA que aprobaron más de 10 materias:</text:p>
      <text:p text:style-name="Forrest_3a__20_Source"/>
      <text:p text:style-name="P5"><text:line-break/>f. Proposiciones que considera la lógica formal (son verdaderas o falsas):</text:p>
      <text:p text:style-name="Forrest_3a__20_Source"/>
      <text:p text:style-name="P5"/>
      <text:p text:style-name="P6"><text:line-break/>9.- Se dice que B es un subconjunto de A si todo elemento de B lo es de A. Se indica<text:span text:style-name="T4"> B ⊂ A</text:span>. Es decir,</text:p>
      <text:p text:style-name="P27">9a) <text:span text:style-name="T4">B⊂A↔(x ∈ B→x∈ A)</text:span>. <text:s/></text:p>
      <text:p text:style-name="P6">¿Es cierto que A ⊂ A? _____ <text:s/>¿Es cierto que B ⊂ A ↔ x ∉ A → x ∉ B? _____ Haga las tablas de verdad de la implicación anterior y de esta. 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P6"><text:line-break/>Suponga que B no contiene ningún elemento (conjunto vacío). <text:s/>¿Es cierto que B ⊂ A? _____. Decir que sí es decir que el conjunto vacío es subconjunto de todo conjunto. <text:s/>La suposición de que hay un conjunto vacío permite dar generalidad a muchas definiciones y resultados. </text:p>
      <text:p text:style-name="P5"/>
      <text:p text:style-name="P1">10.- Dos conjuntos se dicen <text:span text:style-name="T1">iguales</text:span> si tienen los mismos elementos. </text:p>
      <text:p text:style-name="P1"/>
      <text:p text:style-name="P13">10a) Si A ⊂ B y B ⊂ A resulta: A _____ B </text:p>
      <text:p text:style-name="P5">¿Porqué? </text:p>
      <text:p text:style-name="Forrest_3a__20_Source"/>
      <text:p text:style-name="P10"/>
      <text:p text:style-name="P6"/>
      <text:p text:style-name="P6"><text:soft-page-break/>En lo que sigue se introducen reglas que permiten formar nuevos conjuntos a partir de conjuntos dados.</text:p>
      <text:p text:style-name="P6"/>
      <text:p text:style-name="P6">11.- <text:s/>Se pueden considerar como <text:span text:style-name="T1">axiomas</text:span> que afirman la existencia de los nuevos conjuntos. <text:s/>Si A y B son conjuntos se puede formar un nuevo conjunto Z que los contiene como elementos Z = { _____ , _____ } </text:p>
      <text:p text:style-name="P5">¿Se puede decir que los elementos de A también son elementos de Z? _____ </text:p>
      <text:p text:style-name="P5"><text:line-break/>12.- <text:span text:style-name="T1">Unión</text:span>. Sean A y B dos conjuntos. Se llama unión de A y B y se indica A ∪ B al conjunto que tiene los elementos que están en A o en B o en ambos y sólo dichos elementos. </text:p>
      <text:p text:style-name="P5"/>
      <text:p text:style-name="P5">Así si A = {a, b, m, n, p} B = {a, b, s, t, p} <text:s/>entonces A ∪ B = { </text:p>
      <text:p text:style-name="Forrest_3a__20_Source"/>
      <text:p text:style-name="P5">} </text:p>
      <text:p text:style-name="P5"><text:line-break/>14. <text:span text:style-name="T1">Intersección</text:span>. Dados A y B. Se llama intersección al conjunto que tiene sólo los elementos que pertenecen a A y B. Se indica A ∩ B . Para los conjuntos A y B del caso anterior se tiene: A ∩ B = { </text:p>
      <text:p text:style-name="Forrest_3a__20_Source"/>
      <text:p text:style-name="P5"><text:s/>} </text:p>
      <text:p text:style-name="P28"><text:line-break/>15. Ambas definiciones pueden ponerse formalmente así: </text:p>
      <text:p text:style-name="P28"/>
      <text:p text:style-name="P27">15a) A ∪ B = {x | x ∈ ______________________________ } </text:p>
      <text:p text:style-name="P27">15b) A ∩ B = {x | x ∈ ______________________________ } </text:p>
      <text:p text:style-name="P6"><text:line-break/>16. El conjunto Universal E. En general cuando se define un conjunto se tiene presente un universo o conjunto mayor para el cual la proposición P(x) que define el conjunto es <text:span text:style-name="T1">significativa</text:span> (sea V o F). Tal conjunto que comprende al definido se llama conjunto universal. </text:p>
      <text:p text:style-name="P5">Así si definimos <text:s/>A = {x | x entero y x &gt; 100} <text:s/>el conjunto universal es el de los enteros. </text:p>
      <text:p text:style-name="P5"/>
      <text:p text:style-name="P5"><text:line-break/>17. Complementación. Dado un conjunto A, los elementos del conjunto universal E que no pertenecen a A forman otro conjunto que llamaremos A', complemento de A. Así para el ejemplo anterior: </text:p>
      <text:p text:style-name="P5"/>
      <text:p text:style-name="P27">17a) A' = { x | ______________________________ } </text:p>
      <text:p text:style-name="P5"><text:line-break/>Formalmente se define: <text:s/><text:tab/><text:tab/></text:p>
      <text:p text:style-name="P27">17b) Si Y = { x | P(x) } <text:s/>entonces Y'= {x | _____ } </text:p>
      <text:p text:style-name="P5"><text:line-break/>o bien si E es el universal de Y, <text:s/>Y' = {x | <text:s/>x ∉ <text:s/>Y ^ x ∈ E } </text:p>
      <text:p text:style-name="P5"><text:line-break/>18. Si  es el vacío y E el universal se tiene: </text:p>
      <text:p text:style-name="P9">A  A' = _____ </text:p>
      <text:p text:style-name="P9">A <text:span text:style-name="T7">∩</text:span><text:span text:style-name="T8"> </text:span>A' = _____ </text:p>
      <text:p text:style-name="P9">A   = _____ </text:p>
      <text:p text:style-name="P9">A <text:span text:style-name="T7">∩</text:span>  = _____ </text:p>
      <text:p text:style-name="P9">A <text:span text:style-name="T7">∩</text:span> E = _____ </text:p>
      <text:p text:style-name="P9">A  E = _____ </text:p>
      <text:p text:style-name="P8"><text:span text:style-name="T5">' = _____ </text:span></text:p>
      <text:p text:style-name="P9">E' = _____ </text:p>
      <text:p text:style-name="P5"><text:line-break/>19. <text:span text:style-name="T1">Diferencia entre dos conjuntos</text:span>. Dados los conjuntos A y B se denomina diferencia A – B al conjunto formado por los elementos de A que no pertenecen a B. </text:p>
      <text:p text:style-name="P5"/>
      <text:p text:style-name="P27">19a) <text:s/>A – B = {x | x ∈ A ^ x ∉ B} </text:p>
      <text:p text:style-name="P5"/>
      <text:p text:style-name="P5">Se tiene: <text:s/>E – A = _____ <text:s/>y A –  = _____ </text:p>
      <text:p text:style-name="P5"><text:line-break/>20. Para demostrar las siguientes igualdades usar las definiciones 9a y 10a, entre otras que necesite. </text:p>
      <text:p text:style-name="P5"/>
      <text:p text:style-name="P5"><text:soft-page-break/><text:s/>(A')' = A </text:p>
      <text:p text:style-name="Forrest_3a__20_Source"/>
      <text:p text:style-name="Forrest_3a__20_Source"/>
      <text:p text:style-name="Forrest_3a__20_Source"/>
      <text:p text:style-name="Forrest_3a__20_Source"/>
      <text:p text:style-name="P5"><text:line-break/>(A  B)' = A'  B' (De Morgan) </text:p>
      <text:p text:style-name="Forrest_3a__20_Source"/>
      <text:p text:style-name="Forrest_3a__20_Source"/>
      <text:p text:style-name="Forrest_3a__20_Source"/>
      <text:p text:style-name="Forrest_3a__20_Source"/>
      <text:p text:style-name="P5"><text:line-break/>(A <text:span text:style-name="T7">∩</text:span> B)' = A'  B' (De Morgan) </text:p>
      <text:p text:style-name="Forrest_3a__20_Source"/>
      <text:p text:style-name="Forrest_3a__20_Source"/>
      <text:p text:style-name="Forrest_3a__20_Source"/>
      <text:p text:style-name="P5"><text:line-break/>A  (B  C) = (A  B)  C asociativa</text:p>
      <text:p text:style-name="Forrest_3a__20_Source"/>
      <text:p text:style-name="Forrest_3a__20_Source"/>
      <text:p text:style-name="Forrest_3a__20_Source"/>
      <text:p text:style-name="P5"><text:line-break/>A <text:span text:style-name="T7">∩</text:span> (B <text:span text:style-name="T7">∩</text:span> C) = (A <text:span text:style-name="T7">∩</text:span> B) <text:span text:style-name="T7">∩</text:span> C asociativa </text:p>
      <text:p text:style-name="Forrest_3a__20_Source"/>
      <text:p text:style-name="Forrest_3a__20_Source"/>
      <text:p text:style-name="Forrest_3a__20_Source"/>
      <text:p text:style-name="P5"><text:line-break/>(A  B)  C = (A  C)  (B  C) distributiva </text:p>
      <text:p text:style-name="Forrest_3a__20_Source"/>
      <text:p text:style-name="Forrest_3a__20_Source"/>
      <text:p text:style-name="Forrest_3a__20_Source"/>
      <text:p text:style-name="P5"><text:line-break/>(A <text:span text:style-name="T7">∩</text:span> B)  C = (A  C)  (B  C) distributiva </text:p>
      <text:p text:style-name="Forrest_3a__20_Source"/>
      <text:p text:style-name="Forrest_3a__20_Source"/>
      <text:p text:style-name="Forrest_3a__20_Source"/>
      <text:p text:style-name="P5"><text:line-break/>Demostrar que A  B  B'  A' 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P6"><text:line-break/>21. Diagramas de Venn. Una manera de visualizar las propiedades de los conjuntos es representar cada conjunto mediante una figura cerrada. Los elementos son los puntos (indicados o no) dentro de la figura. </text:p>
      <text:p text:style-name="P5"/>
      <text:p text:style-name="P5"/>
      <text:p text:style-name="P5"><text:line-break/><text:soft-page-break/>22. <text:span text:style-name="T1">Pares Ordenados</text:span>. La idea de par ordenado (a,b) puede considerarse también una idea intuitiva primitiva. </text:p>
      <text:p text:style-name="P6">a se llama primer elemento. <text:s/>b se llama segundo elemento. <text:s/>Como se ve la idea implica los conceptos de primero y segundo. <text:s/>En la teoría axiomática, de la que hablaremos más adelante se puede introducir el par ordenado como definición sin acudir a las ideas de "primero” y “segundo”. <text:s/>Véase la diferencia entre (a,b) y {a, b} ¿Cuál es? </text:p>
      <text:p text:style-name="Forrest_3a__20_Source"/>
      <text:p text:style-name="Forrest_3a__20_Source"/>
      <text:p text:style-name="Forrest_3a__20_Source"/>
      <text:p text:style-name="P5"><text:line-break/>23. <text:span text:style-name="T1">Producto Cartesiano</text:span>. Dados dos conjuntos A y B se puede formar el conjunto de los pares (a, b) tales que a es un elemento de A y b uno de B. Tal conjunto de pares se llama producto cartesiano de A y B y se indica A x B. <text:s/>C = A x B = {x | x = (a, b) siendo a A y b B} </text:p>
      <text:p text:style-name="P5"/>
      <text:p text:style-name="P5">¿Cómo se representa gráficamente? 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5"/>
      <text:p text:style-name="P5"><text:line-break/>24. Sean A = {3, a, 5, x} B = {a, b}, A x B = {</text:p>
      <text:p text:style-name="Forrest_3a__20_Source"/>
      <text:p text:style-name="P10"/>
      <text:p text:style-name="P5"><text:s/>} </text:p>
      <text:p text:style-name="P5"><text:line-break/>25. ¿Es en general A x B = B x A ? _____ </text:p>
      <text:p text:style-name="P5"><text:line-break/>26. Demostrar las relaciones siguientes <text:s/>(A  B) x Z = (A x Z)  (B x Z) </text:p>
      <text:p text:style-name="Forrest_3a__20_Source"/>
      <text:p text:style-name="Forrest_3a__20_Source"/>
      <text:p text:style-name="Forrest_3a__20_Source"/>
      <text:p text:style-name="Forrest_3a__20_Source"/>
      <text:p text:style-name="P5"><text:line-break/>(A ∩ B) x Z = (A x Z) ∩ (B x Z)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6"><text:line-break/>27. Relaciones. La <text:span text:style-name="T3">relación</text:span> entre dos objetos es una idea intuitiva básica. Se puede expresar indicando los dos objetos y entre ellos el nombre que describe la relación. Así: </text:p>
      <text:p text:style-name="P5">a. 4 es ______________________________ que 5. </text:p>
      <text:p text:style-name="P5">b. 3 ______________________________ 3. </text:p>
      <text:p text:style-name="P5">c. La luna ______________________________ la Tierra. </text:p>
      <text:p text:style-name="P5">d. Juan ______________________________ Pedro. </text:p>
      <text:p text:style-name="P5"><text:line-break/>En general se indica a ℜ b y se dice que <text:span text:style-name="T1">a tiene la relación R con b</text:span>. </text:p>
      <text:p text:style-name="P6"><text:line-break/><text:soft-page-break/>28. <text:span text:style-name="T1">Relación entre elementos de dos conjuntos</text:span>. En general, si a ℜ b a pertenece a un conjunto A y b a un conjunto B (puede ser eventualmente A = B), Identifique en los ejemplos anteriores los conjuntos A y B e indique casos en los que se cumple la relación y casos en que no se cumple. </text:p>
      <text:p text:style-name="P5"><text:line-break/>a. A = ______________________ B = _____________________ </text:p>
      <text:p text:style-name="P5"><text:line-break/>b.</text:p>
      <text:p text:style-name="Forrest_3a__20_Source"/>
      <text:p text:style-name="Forrest_3a__20_Source"/>
      <text:p text:style-name="Forrest_3a__20_Source"/>
      <text:p text:style-name="P5"><text:line-break/>c.</text:p>
      <text:p text:style-name="Forrest_3a__20_Source"/>
      <text:p text:style-name="Forrest_3a__20_Source"/>
      <text:p text:style-name="Forrest_3a__20_Source"/>
      <text:p text:style-name="P5"/>
      <text:p text:style-name="P5">d.</text:p>
      <text:p text:style-name="Forrest_3a__20_Source"/>
      <text:p text:style-name="Forrest_3a__20_Source"/>
      <text:p text:style-name="Forrest_3a__20_Source"/>
      <text:p text:style-name="P5"/>
      <text:p text:style-name="P4"/>
      <text:p text:style-name="P5">29. <text:span text:style-name="T1">Definición de la relación usando el concepto de producto cartesiano</text:span>.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30. <text:span text:style-name="T2">Dominio y recorrido de una relación</text:span>. Sea a ℜ b con a ∈ A y b ∈ B. Se llama <text:span text:style-name="T1">dominio</text:span> de la relación al subconjunto de las a ∈ A para los cuales vale la relación. Se llama <text:span text:style-name="T1">recorrido</text:span> o <text:span text:style-name="T1">rango</text:span> de la relación al conjunto de los b para los cuales la relación es válida. <text:s/>Sea A = {2, 4, 6} B={2, 3, 4, 9} Sea la relación a &gt; b con a ∈ A y b ∈ B <text:s/>a. Hallar el dominio y el recorrido de R </text:p>
      <text:p text:style-name="P5"/>
      <text:p text:style-name="P5">dominio de R = { ____________________ } </text:p>
      <text:p text:style-name="P5">recorrido de R = { __________________ } </text:p>
      <text:p text:style-name="P5"><text:line-break/>b. Representar la relación como producto cartesiano y ver que subconjunto del producto representa la relación. 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P4"/>
      <text:p text:style-name="P4"/>
      <text:p text:style-name="P5">31. <text:span text:style-name="T2">Relación de equivalencia</text:span><text:span text:style-name="T4">.</text:span> Una relación R definida entre los elementos de A se denomina <text:span text:style-name="T1">relación de equivalencia</text:span> si tiene las propiedades siguientes (x, y, z pertenecen a A) </text:p>
      <text:p text:style-name="P5">a. es <text:span text:style-name="T1">reflexiva</text:span>, es decir Para todo x, x R x. </text:p>
      <text:p text:style-name="P5">b. es <text:span text:style-name="T1">simétrica</text:span>, es decir, Para todo x y todo y, x R y  y R x </text:p>
      <text:p text:style-name="P5">c. es <text:span text:style-name="T1">transitiva</text:span>, es decir, Para ______________, x R y ^ y R z  x R z </text:p>
      <text:p text:style-name="P5">Averigüe que es una relación anti-simétrica y una relación asimétrica. </text:p>
      <text:p text:style-name="P5"><text:soft-page-break/>Dar ejemplos de relaciones: </text:p>
      <text:p text:style-name="P5"/>
      <text:p text:style-name="P5">a. de equivalencia 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/>
      <text:p text:style-name="P5">b. reflexiva y transitiva; no simétrica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c. simétrica ; no reflexiva ni transitiva.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d. transitiva; no reflexiva ni simétrica.</text:p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e. reflexiva y simétrica; no transitiva.</text:p>
      <text:p text:style-name="Forrest_3a__20_Source"/>
      <text:p text:style-name="Forrest_3a__20_Source"/>
      <text:p text:style-name="Forrest_3a__20_Source"/>
      <text:p text:style-name="Forrest_3a__20_Source"/>
      <text:p text:style-name="P6"><text:line-break/>32. <text:span text:style-name="T1">División en clases de equivalencia</text:span>. <text:s/>Si entre todos los elementos de un conjunto A está definida una relación de equivalencia; podemos juntar todos los elementos a uno dado (es decir que tienen la relación R de equivalencia con él) en un subconjunto de A. Tal subconjunto es una <text:span text:style-name="T1">clase de equivalencia</text:span> de A. </text:p>
      <text:p text:style-name="P5">Supongamos que seguimos este proceso de reunión para todos los x ∈ A. </text:p>
      <text:list xml:id="list560938717" text:style-name="L1">
        <text:list-item>
          <text:p text:style-name="P15">¿Puede quedar algún elemento que no pertenezca a ninguna clase de equivalencia? _____ </text:p>
        </text:list-item>
      </text:list>
      <text:p text:style-name="P4"/>
      <text:list xml:id="list1987713417" text:style-name="L2">
        <text:list-item>
          <text:p text:style-name="P16">¿Puede un elemento pertenecer a dos clases de equivalencia diferentes? ____ </text:p>
        </text:list-item>
      </text:list>
      <text:p text:style-name="P5"><text:line-break/>Se tiene pues la partición en clases de equivalencia es un subdivisión completa de A en conjuntos disjuntos. </text:p>
      <text:p text:style-name="P5">Dar ejemplos de relaciones de equivalencia y de las subdivisiones en clases que originan. 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><text:soft-page-break/>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33. <text:span text:style-name="T1">Funciones</text:span>. Una <text:span text:style-name="T1">función</text:span> del conjunto X en el Y es una <text:span text:style-name="T1">relación</text:span> tal que para <text:span text:style-name="T1">cada</text:span> elemento x ∈ X le corresponde <text:span text:style-name="T1">un único</text:span> y ∈ Y. <text:s/>Se indica f(x)  Y ó X  Y ó y= f(x) <text:s/>Indicar en los gráficos las relaciones entre elementos mediante flechas. Relación que no es Función 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line-break/>Dar ejemplos de Funciones numéricas y no numéricas </text:p>
      <text:p text:style-name="Forrest_3a__20_Source"/>
      <text:p text:style-name="Forrest_3a__20_Source"/>
      <text:p text:style-name="Forrest_3a__20_Source"/>
      <text:p text:style-name="Forrest_3a__20_Source"/>
      <text:p text:style-name="Forrest_3a__20_Source"/>
      <text:p text:style-name="P5"/>
      <text:p text:style-name="P5"><text:line-break/>34. <text:span text:style-name="T1">Tipos de Funciones</text:span>. Son usuales las siguientes denominaciones de casos especiales de funciones (X se refiere al dominio y Y al rango o recorrido): </text:p>
      <text:p text:style-name="P5"/>
      <text:p text:style-name="P5">a. <text:span text:style-name="T1">Función Inyectiva</text:span>: a diferentes elementos de X le corresponden diferentes elementos de Y. </text:p>
      <text:p text:style-name="P4"/>
      <text:p text:style-name="P4"><text:span text:style-name="T5">b. </text:span><text:span text:style-name="T6">Función sobreyectiva</text:span><text:span text:style-name="T5">: todo elemento de Y es correspondiente de alguno de X. </text:span></text:p>
      <text:p text:style-name="P4"/>
      <text:p text:style-name="P5">c. <text:span text:style-name="T1">Función biyectiva</text:span>: es inyectiva y sobreyectiva </text:p>
      <text:p text:style-name="P4"/>
      <text:p text:style-name="P5">Distinguir en las siguientes <text:span text:style-name="T1">relaciones</text:span> cuáles son funciones y que tipo son o no son </text:p>
      <text:list xml:id="list1914394117" text:style-name="L3">
        <text:list-item>
          <text:p text:style-name="P17">x es subordinado de y </text:p>
        </text:list-item>
      </text:list>
      <text:p text:style-name="Forrest_3a__20_Source"/>
      <text:list xml:id="list1102009705" text:style-name="L4">
        <text:list-item>
          <text:p text:style-name="P18">y es satélite de x </text:p>
        </text:list-item>
      </text:list>
      <text:p text:style-name="Forrest_3a__20_Source"/>
      <text:list xml:id="list714087207" text:style-name="L5">
        <text:list-item>
          <text:p text:style-name="P19">y  x2 (x, y reales) </text:p>
        </text:list-item>
      </text:list>
      <text:p text:style-name="Forrest_3a__20_Source"/>
      <text:list xml:id="list592885290" text:style-name="L6">
        <text:list-item>
          <text:p text:style-name="P20">n  n + 1 n entero </text:p>
        </text:list-item>
      </text:list>
      <text:p text:style-name="Forrest_3a__20_Source"/>
      <text:list xml:id="list434450024" text:style-name="L7">
        <text:list-item>
          <text:p text:style-name="P21">(a, b)  (a + b) / 2 </text:p>
        </text:list-item>
      </text:list>
      <text:p text:style-name="Forrest_3a__20_Source"/>
      <text:list xml:id="list1515299881" text:style-name="L8">
        <text:list-item>
          <text:p text:style-name="P22">lanzamientos de un dado  número que salió </text:p>
        </text:list-item>
      </text:list>
      <text:p text:style-name="Forrest_3a__20_Source"/>
      <text:list xml:id="list985079131" text:style-name="L9">
        <text:list-item>
          <text:p text:style-name="P23">proposición lógica  su valor de verdad </text:p>
        </text:list-item>
      </text:list>
      <text:p text:style-name="Forrest_3a__20_Source"><text:soft-page-break/></text:p>
      <text:list xml:id="list1211451246" text:style-name="L10">
        <text:list-item>
          <text:p text:style-name="P24">persona  nombre propio </text:p>
        </text:list-item>
      </text:list>
      <text:p text:style-name="P10"/>
      <text:list xml:id="list671463465" text:style-name="L11">
        <text:list-header>
          <text:p text:style-name="P25"/>
        </text:list-header>
      </text:list>
      <text:p text:style-name="P11"/>
      <text:p text:style-name="P11"/>
      <text:p text:style-name="P11"/>
      <text:p text:style-name="P11">Fin del documento de Conjuntos. Licencia pendi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swiss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rrest_3a__20_Fixme" style:display-name="Forrest: Fixme" style:family="paragraph" style:next-style-name="Standard" style:auto-update="true">
      <style:paragraph-properties fo:background-color="#ffff99" fo:padding="0.049cm" fo:border="0.035cm solid #cccc00" style:shadow="none">
        <style:tab-stops/>
        <style:background-image/>
      </style:paragraph-properties>
    </style:style>
    <style:style style:name="Forrest_3a__20_Source" style:display-name="Forrest: Source" style:family="paragraph" style:auto-update="true">
      <style:paragraph-properties fo:background-color="#cccccc" fo:padding="0.049cm" fo:border="0.035cm solid #000000" style:shadow="none" style:join-border="false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next-style-name="Standard" style:auto-update="true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next-style-name="Standard" style:auto-update="true">
      <style:paragraph-properties fo:background-color="#0099ff" fo:padding="0.049cm" fo:border="0.035cm solid #0047ff">
        <style:background-image/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Liberation Serif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rest_3a__20_Label" style:display-name="Forrest: Label" style:family="text">
      <style:text-properties fo:font-size="10pt" fo:font-style="italic" fo:background-color="#ffffcc"/>
    </style:style>
    <style:style style:name="Forrest_3a__20_Author" style:display-name="Forrest: Author" style:family="text">
      <style:text-properties fo:font-size="10pt" fo:font-style="italic" fo:background-color="#ffcc99"/>
    </style:style>
    <style:style style:name="Footnote_20_Symbol_20__28_user_29_" style:display-name="Footnote Symbol (user)" style:family="text">
      <style:text-properties fo:font-size="12pt" fo:language="en" fo:country="US" style:language-asian="en" style:country-asian="US" style:font-size-complex="12pt"/>
    </style:style>
    <style:style style:name="Endnote_20_Symbol_20__28_user_29_" style:display-name="Endnote Symbol (user)" style:family="text">
      <style:text-properties fo:font-size="12pt" fo:language="en" fo:country="US" style:language-asian="en" style:country-asian="US" style:font-size-complex="12pt"/>
    </style:style>
    <style:style style:name="Internet_20_link_20__28_user_29_" style:display-name="Internet link (user)" style:family="text"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Example ODT Document</dc:title>
    <meta:creation-date>2006-09-27T15:17:32</meta:creation-date>
    <dc:date>2010-10-19T13:46:06</dc:date>
    <dc:language>en-GB</dc:language>
    <meta:editing-cycles>66</meta:editing-cycles>
    <meta:editing-duration>PT07H47M14S</meta:editing-duration>
    <meta:document-statistic meta:table-count="2" meta:image-count="0" meta:object-count="0" meta:page-count="9" meta:paragraph-count="128" meta:word-count="2035" meta:character-count="10269"/>
    <meta:user-defined meta:name="Info 1"/>
    <meta:user-defined meta:name="Info 2"/>
    <meta:user-defined meta:name="Info 3"/>
    <meta:user-defined meta:name="Info 4"/>
  </office:meta>
</office:document-meta>
</file>